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3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996633" draw:opacity="70%" draw:textarea-horizontal-align="justify" draw:textarea-vertical-align="middle" draw:auto-grow-height="false" draw:shadow-opacity="7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0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1.808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1.808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414cm" svg:y="1.8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1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3.208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3.20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6.814cm" svg:y="3.208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8.414cm" svg:y="3.208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0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2.0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6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4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2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614cm" svg:y="6.0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6.0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4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2.014cm" svg:y="7.4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5.2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8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4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0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7.4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2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5.2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8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4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8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15cm" svg:height="0.749cm" svg:x="2.412cm" svg:y="2.14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0.815cm" svg:height="0.749cm" svg:x="3.9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9-07T11:25:11.785056023</dc:date>
    <dc:creator>elucterio </dc:creator>
    <meta:editing-duration>PT16M45S</meta:editing-duration>
    <meta:editing-cycles>18</meta:editing-cycles>
    <meta:generator>LibreOffice/4.2.8.2$Linux_X86_64 LibreOffice_project/420m0$Build-2</meta:generator>
    <meta:document-statistic meta:object-count="44"/>
  </office:meta>
</office:document-meta>
</file>